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3F00000073FC095338.png" manifest:media-type="image/png"/>
  <manifest:file-entry manifest:full-path="Pictures/10000000000001020000006518E8A7A3.png" manifest:media-type="image/png"/>
  <manifest:file-entry manifest:full-path="Pictures/100000000000031D000000C880CD0ED8.png" manifest:media-type="image/png"/>
  <manifest:file-entry manifest:full-path="Pictures/10000000000000AF000000A21D02A014.png" manifest:media-type="image/png"/>
  <manifest:file-entry manifest:full-path="Pictures/10000201000002AD0000027A7553A484.png" manifest:media-type="image/png"/>
  <manifest:file-entry manifest:full-path="Pictures/100000000000031D000000C882097AEA.png" manifest:media-type="image/png"/>
  <manifest:file-entry manifest:full-path="Pictures/100000000000003C0000006E066A4A44.png" manifest:media-type="image/png"/>
  <manifest:file-entry manifest:full-path="Pictures/100000000000003D0000007085049715.png" manifest:media-type="image/png"/>
  <manifest:file-entry manifest:full-path="Pictures/10000000000002FF000001739AF0B4C7.png" manifest:media-type="image/png"/>
  <manifest:file-entry manifest:full-path="Pictures/2000000800005C690000781F37E26D50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微软雅黑2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11111" draw:fill="solid" draw:fill-color="#111111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fo:min-height="1.065cm"/>
    </style:style>
    <style:style style:name="gr6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65cm"/>
      <style:text-properties fo:color="#ffffff" fo:font-size="16pt" style:font-size-asian="16pt" style:font-size-complex="16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start" style:writing-mode="lr-tb"/>
      <style:text-properties style:font-name="微软雅黑" style:font-name-asian="微软雅黑"/>
    </style:style>
    <style:style style:name="P6" style:family="paragraph">
      <style:paragraph-properties fo:text-align="center"/>
      <style:text-properties style:font-name="宋体" fo:font-size="9pt" style:font-name-asian="宋体" style:font-size-asian="9pt" style:font-size-complex="9pt"/>
    </style:style>
    <style:style style:name="T1" style:family="text">
      <style:text-properties fo:color="#ffffff" fo:font-size="16pt" style:font-size-asian="16pt" style:font-size-complex="16pt"/>
    </style:style>
    <style:style style:name="T2" style:family="text">
      <style:text-properties fo:color="#000000" fo:font-size="26pt" style:font-size-asian="26pt" style:font-name-complex="Arial1" style:font-size-complex="26pt"/>
    </style:style>
    <style:style style:name="T3" style:family="text">
      <style:text-properties style:font-name="宋体" fo:font-size="9pt" style:font-name-asian="宋体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9.297cm" svg:height="27.6cm" svg:x="0.803cm" svg:y="0.8cm">
          <draw:image xlink:href="Pictures/2000000800005C690000781F37E26D50.svm" xlink:type="simple" xlink:show="embed" xlink:actuate="onLoad">
            <text:p/>
          </draw:image>
        </draw:frame>
        <draw:frame draw:style-name="gr1" draw:text-style-name="P2" draw:layer="layout" svg:width="6.9cm" svg:height="3.338cm" svg:x="11.8cm" svg:y="2.633cm">
          <draw:image xlink:href="Pictures/10000000000002FF000001739AF0B4C7.png" xlink:type="simple" xlink:show="embed" xlink:actuate="onLoad">
            <text:p/>
          </draw:image>
        </draw:frame>
        <draw:custom-shape draw:style-name="gr2" draw:text-style-name="P2" draw:layer="layout" svg:width="2cm" svg:height="0.7cm" svg:x="2.102cm" svg:y="5.10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17cm" svg:height="1.4cm" svg:x="1.985cm" svg:y="5cm">
          <draw:text-box>
            <text:p><text:span text:style-name="T1">LEVEL</text:span></text:p>
          </draw:text-box>
        </draw:frame>
        <draw:path draw:style-name="gr4" draw:layer="layout" svg:width="0.633cm" svg:height="1.443cm" svg:x="4.5cm" svg:y="4.6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path draw:style-name="gr4" draw:layer="layout" svg:width="0.633cm" svg:height="1.443cm" svg:x="5.4cm" svg:y="4.6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frame draw:style-name="gr5" draw:text-style-name="P5" draw:layer="layout" svg:width="19cm" svg:height="1.441cm" svg:x="1cm" svg:y="1.022cm">
          <draw:text-box>
            <text:p text:style-name="P4"><text:span text:style-name="T2">红河谷</text:span><text:span text:style-name="T2">C</text:span><text:span text:style-name="T2">弹唱</text:span></text:p>
          </draw:text-box>
        </draw:frame>
        <draw:frame draw:style-name="gr1" draw:text-style-name="P2" draw:layer="layout" svg:width="1.035cm" svg:height="1.9cm" svg:x="5.663cm" svg:y="12.8cm">
          <draw:image xlink:href="Pictures/100000000000003D0000007085049715.png" xlink:type="simple" xlink:show="embed" xlink:actuate="onLoad">
            <text:p/>
          </draw:image>
        </draw:frame>
        <draw:frame draw:style-name="gr1" draw:text-style-name="P2" draw:layer="layout" svg:width="1.029cm" svg:height="1.887cm" svg:x="9.171cm" svg:y="12.813cm">
          <draw:image xlink:href="Pictures/100000000000003C0000006E066A4A44.png" xlink:type="simple" xlink:show="embed" xlink:actuate="onLoad">
            <text:p/>
          </draw:image>
        </draw:frame>
        <draw:frame draw:style-name="gr1" draw:text-style-name="P2" draw:layer="layout" svg:width="18.143cm" svg:height="4.552cm" svg:x="1.157cm" svg:y="14.7cm">
          <draw:image xlink:href="Pictures/100000000000031D000000C882097AEA.png" xlink:type="simple" xlink:show="embed" xlink:actuate="onLoad">
            <text:p/>
          </draw:image>
        </draw:frame>
        <draw:frame draw:style-name="gr1" draw:text-style-name="P2" draw:layer="layout" svg:width="18.043cm" svg:height="4.527cm" svg:x="1.257cm" svg:y="8.109cm">
          <draw:image xlink:href="Pictures/100000000000031D000000C880CD0ED8.png" xlink:type="simple" xlink:show="embed" xlink:actuate="onLoad">
            <text:p/>
          </draw:image>
        </draw:frame>
        <draw:frame draw:style-name="gr6" draw:text-style-name="P2" draw:layer="layout" svg:width="18.123cm" svg:height="16.774cm" svg:x="1.543cm" svg:y="3.084cm">
          <draw:image xlink:href="Pictures/10000201000002AD0000027A7553A484.png" xlink:type="simple" xlink:show="embed" xlink:actuate="onLoad">
            <text:p/>
          </draw:image>
        </draw:frame>
        <draw:frame draw:style-name="gr1" draw:text-style-name="P2" draw:layer="layout" svg:width="4.525cm" svg:height="1.771cm" svg:x="1.775cm" svg:y="2.629cm">
          <draw:image xlink:href="Pictures/10000000000001020000006518E8A7A3.png" xlink:type="simple" xlink:show="embed" xlink:actuate="onLoad">
            <text:p/>
          </draw:image>
        </draw:frame>
        <draw:frame draw:style-name="gr7" draw:text-style-name="P6" draw:layer="layout" svg:width="6.568cm" svg:height="0.979cm" svg:x="6.9cm" svg:y="28.601cm">
          <draw:text-box>
            <text:p text:style-name="P2"><text:span text:style-name="T3">Copyright </text:span><text:span text:style-name="T3">大象吉他俱乐部 </text:span><text:span text:style-name="T3">400 666 3475</text:span></text:p>
            <text:p text:style-name="P2"><text:span text:style-name="T3"><text:a xlink:href="http://www.daxiangs.com/" xlink:type="simple">www.daxiangs.com</text:a></text:span></text:p>
          </draw:text-box>
        </draw:frame>
        <draw:frame draw:style-name="gr1" draw:text-style-name="P2" draw:layer="layout" svg:width="1.034cm" svg:height="1.888cm" svg:x="12.666cm" svg:y="12.912cm">
          <draw:image xlink:href="Pictures/100000000000003F00000073FC095338.png" xlink:type="simple" xlink:show="embed" xlink:actuate="onLoad">
            <text:p/>
          </draw:image>
        </draw:frame>
        <draw:frame draw:style-name="gr1" draw:text-style-name="P2" draw:layer="layout" svg:width="3.996cm" svg:height="3.7cm" svg:x="0.9cm" svg:y="21.4cm">
          <draw:image xlink:href="Pictures/10000000000000AF000000A21D02A014.png" xlink:type="simple" xlink:show="embed" xlink:actuate="onLoad">
            <text:p/>
          </draw:image>
        </draw:frame>
        <draw:frame draw:style-name="gr1" draw:text-style-name="P2" draw:layer="layout" svg:width="1.034cm" svg:height="1.888cm" svg:x="2.366cm" svg:y="6.312cm">
          <draw:image xlink:href="Pictures/100000000000003F00000073FC095338.png" xlink:type="simple" xlink:show="embed" xlink:actuate="onLoad">
            <text:p/>
          </draw:image>
        </draw:frame>
        <draw:frame draw:style-name="gr1" draw:text-style-name="P2" draw:layer="layout" svg:width="1.034cm" svg:height="1.888cm" svg:x="5.666cm" svg:y="6.312cm">
          <draw:image xlink:href="Pictures/100000000000003F00000073FC095338.png" xlink:type="simple" xlink:show="embed" xlink:actuate="onLoad">
            <text:p/>
          </draw:image>
        </draw:frame>
        <draw:frame draw:style-name="gr1" draw:text-style-name="P2" draw:layer="layout" svg:width="1.034cm" svg:height="1.888cm" svg:x="9.166cm" svg:y="6.312cm">
          <draw:image xlink:href="Pictures/100000000000003F00000073FC095338.png" xlink:type="simple" xlink:show="embed" xlink:actuate="onLoad">
            <text:p/>
          </draw:image>
        </draw:frame>
        <draw:frame draw:style-name="gr1" draw:text-style-name="P2" draw:layer="layout" svg:width="1.034cm" svg:height="1.888cm" svg:x="12.566cm" svg:y="6.312cm">
          <draw:image xlink:href="Pictures/100000000000003F00000073FC095338.png" xlink:type="simple" xlink:show="embed" xlink:actuate="onLoad">
            <text:p/>
          </draw:image>
        </draw:frame>
        <draw:frame draw:style-name="gr1" draw:text-style-name="P2" draw:layer="layout" svg:width="1.029cm" svg:height="1.887cm" svg:x="16.049cm" svg:y="6.3cm">
          <draw:image xlink:href="Pictures/100000000000003C0000006E066A4A44.png" xlink:type="simple" xlink:show="embed" xlink:actuate="onLoad">
            <text:p/>
          </draw:image>
        </draw:frame>
        <draw:frame draw:style-name="gr1" draw:text-style-name="P2" draw:layer="layout" svg:width="1.034cm" svg:height="1.888cm" svg:x="2.366cm" svg:y="12.912cm">
          <draw:image xlink:href="Pictures/100000000000003F00000073FC095338.png" xlink:type="simple" xlink:show="embed" xlink:actuate="onLoad">
            <text:p/>
          </draw:image>
        </draw:frame>
        <draw:frame draw:style-name="gr1" draw:text-style-name="P2" draw:layer="layout" svg:width="1.034cm" svg:height="1.888cm" svg:x="16.066cm" svg:y="12.912cm">
          <draw:image xlink:href="Pictures/100000000000003F00000073FC095338.png" xlink:type="simple" xlink:show="embed" xlink:actuate="onLoad">
            <text:p/>
          </draw:image>
        </draw:frame>
        <draw:frame draw:style-name="gr1" draw:text-style-name="P2" draw:layer="layout" svg:width="1.034cm" svg:height="1.888cm" svg:x="2.266cm" svg:y="19.612cm">
          <draw:image xlink:href="Pictures/100000000000003F00000073FC09533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微软雅黑2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1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划线无填充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4T19:54:15.468000000</meta:creation-date>
    <dc:date>2015-11-22T16:21:14.250000000</dc:date>
    <meta:editing-duration>PT1M42S</meta:editing-duration>
    <meta:editing-cycles>7</meta:editing-cycles>
    <meta:generator>捷速PDF编辑器/1.0.0.0$Windows_x86 LibreOffice_project/100$Build-0</meta:generator>
    <meta:document-statistic meta:object-count="24"/>
  </office:meta>
</office:document-meta>
</file>